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345.29pt"/>
    </style:style>
    <style:style style:name="co5" style:family="table-column">
      <style:table-column-properties fo:break-before="auto" style:column-width="329.84pt"/>
    </style:style>
    <style:style style:name="co6" style:family="table-column">
      <style:table-column-properties fo:break-before="auto" style:column-width="89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Source_Balancer_SM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FG_PN</text:p>
          </table:table-cell>
        </table:table-row>
        <table:table-row table:style-name="ro1">
          <table:table-cell table:style-name="Default"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apacitor_THT:C_Rect_L18.0mm_W8.0mm_P15.00mm_FKS3_FKP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463I322000M2M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uF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Default" office:value-type="string" calcext:value-type="string">
            <text:p>C3 C4 C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Default"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Default"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/>
        </table:table-row>
        <table:table-row table:style-name="ro1">
          <table:table-cell table:style-name="Default"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vishay.com/docs/88503/1n4001.pdf</text:p>
          </table:table-cell>
          <table:table-cell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PT2012LZGCK</text:p>
          </table:table-cell>
        </table:table-row>
        <table:table-row table:style-name="ro1">
          <table:table-cell office:value-type="string" calcext:value-type="string">
            <text:p>D5 D6 D7 D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01x01</text:p>
          </table:table-cell>
          <table:table-cell office:value-type="string" calcext:value-type="string">
            <text:p>MountingHole:MountingHole_5.3mm_M5_Pad_Via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Default"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1 Q2 Q3 Q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440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3-D.PDF</text:p>
          </table:table-cell>
          <table:table-cell/>
        </table:table-row>
        <table:table-row table:style-name="ro1">
          <table:table-cell office:value-type="string" calcext:value-type="string">
            <text:p>Q4 Q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440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6-D.PDF</text:p>
          </table:table-cell>
          <table:table-cell/>
        </table:table-row>
        <table:table-row table:style-name="ro1">
          <table:table-cell table:style-name="Default" office:value-type="string" calcext:value-type="string">
            <text:p>Q7 Q8 Q9 Q1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M10250E_GE3</text:p>
          </table:table-cell>
          <table:table-cell office:value-type="string" calcext:value-type="string">
            <text:p>Repowered_TO-SOT-SMD:TO-263-2-HV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0 R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1 R12 R15 R16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 R4 R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Default"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Default" office:value-type="string" calcext:value-type="string">
            <text:p>R8 R17 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Default"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Default" office:value-type="string" calcext:value-type="string">
            <text:p>RV1 RV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Varistor:RV_Disc_D12mm_W4.5mm_P7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onsemi.com/pub/Collateral/MC14013B-D.PD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2T16:03:08.622634172</dc:date>
    <meta:editing-duration>PT15M4S</meta:editing-duration>
    <meta:editing-cycles>7</meta:editing-cycles>
    <meta:generator>LibreOffice/6.0.7.3$Linux_X86_64 LibreOffice_project/00m0$Build-3</meta:generator>
    <meta:document-statistic meta:table-count="1" meta:cell-count="133" meta:object-count="0"/>
  </office:meta>
</office:document-meta>
</file>